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outingRule.setPredicate( Predicate predic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utingRule.setFilter( EndpointFilter 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utingRule.onMessageExchange( ComponentContext context , MessageExchange exchan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outingRule.get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utingRule.getPredic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utingRule.get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utingRule.setResolver( Endpoint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